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center" style:justify-single-word="false" fo:text-indent="1.199cm" style:auto-text-indent="false"/>
      <style:text-properties fo:font-size="14pt" fo:language="en" fo:country="US" style:font-size-asian="14pt"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5" style:family="paragraph" style:parent-style-name="Standard">
      <style:paragraph-properties fo:margin-left="0cm" fo:margin-right="0cm" fo:text-align="justify" style:justify-single-word="false" fo:text-indent="1.199cm" style:auto-text-indent="false"/>
      <style:text-properties fo:font-size="14pt" fo:language="ru" fo:country="RU" fo:background-color="#ffff00"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7"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8"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9"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10"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11"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12" style:family="paragraph" style:parent-style-name="Standard">
      <style:paragraph-properties fo:margin-left="0cm" fo:margin-right="0cm"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13" style:family="paragraph" style:parent-style-name="Standard">
      <style:paragraph-properties fo:margin-left="0cm" fo:margin-right="0cm" fo:text-align="center"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ПОМЕХИ</text:p>
      <text:p text:style-name="P2"/>
      <text:p text:style-name="P4">1</text:p>
      <text:p text:style-name="P4"/>
      <text:p text:style-name="P3">Некоторые вещи просто не происходят. Иногда кажется, что все вокруг - сны, после которых чувствуешь себя уставшей, как будто всю ночь лежала без сна, узнаваемые голоса ведущих по радио, зачитывающих одинаковые новости в один и тот же час, утренняя суматоха, давка в поездах, треск помех в тяжелых наушниках, вызывающих какую-то медленную, но настойчивую головную боль, и даже приступы удушья по вечерам - продлится совсем еще недолго, несколько дней, месяц, от силы год, и скоро все изменится, хотя и сама еще не понимаешь как. Все изменится, стоит только ему вернуться назад. Но потом, словно приходя в себя после сильнодействующего лекарства, понимаешь, что ничего уже не будет прежним. Никогда.</text:p>
      <text:p text:style-name="P11">Вечером, после негаданного дождя, Ана легла спать уже глубоко за полночь, едва успев вернуться домой до часа тишины и слушай запоздалые радио-передачи по своему комнатному приемнику, и была почти уверена, что наверняка вновь проспит до самого полудня и придет на работу, когда у всех уже будет обеденный перерыв, однако проснулась в действительности значительно раньше обычного.</text:p>
      <text:p text:style-name="P11">Она была уверена, что ей снился какой-то длинный мучительный сон, когда теряешь способность отличать фантазию от реальности, который она забыла в то же мгновение, когда проснулась, сохранив однако какие-то бледные ускользающие образы, странное гнетущее волнение, боль.</text:p>
      <text:p text:style-name="P11">У Аны шла носом кровь, темные подтеки остались даже на простыне и подушке, а руки дрожали, как во время приступа.</text:p>
      <text:p text:style-name="P11">Она с трудом добрела до холодной гулкой ванной и оперлась руками о заскрипевшую раковину, чтобы не упасть. Волосы ее спутались и падали на лицо. Ана включила воду, клекот которой в первое мгновение даже заставил ее испуганно вздрогнуть, намочила полотенце и стала протирать лицо. </text:p>
      <text:p text:style-name="P11">Кровь, видимо, пошла носом, когда она еще спала. Ей часто нездоровилось по утрам, но ни разу еще не просыпалась от отварительно резкого запаха собственной крови. У Аны даже мелькнула мысль, как хорошо, что Нив не видит ее такой.</text:p>
      <text:p text:style-name="P11">Ополаскивая водой лицо, Ана думала, что, стоит лишь один раз попасть под дождь, как идет носом кровь и снятся кошмары, настолько пугающие что ты даже не в силах удержать их в памяти.</text:p>
      <text:p text:style-name="P11">Ана вернулась в комнату и села на кровать. Лицо ее горело. Она боялась, что снова может пойти кровь. Ана проверила шприц - ампула <text:soft-page-break/>была вставлена, вата и флакончик с шаром заготовлены, об этом она не забыла вчера - и сделала себе укол.</text:p>
      <text:p text:style-name="P11">Несколько секунд, и Ана, откинувшись спиной на смятую подушку, почувствовала приятную успокаивающую слабость, головная боль прошла, ее уже не беспокоили ни пошедшая носом кровь, ни странный позабытый кошмар.</text:p>
      <text:p text:style-name="P11">Она только сейчас заметила истошно хрипело радио, потеряв привычную утреннюю частоту, где всегда передавали новости и вызывающе бодрую торопливую музыку, вместо которой теперь трещали помехи, словно накатывавшие волнами, то угасая, то вновь резко усиливаясь так, что начинал резонировать динамик.</text:p>
      <text:p text:style-name="P11">Ана наконец встала с постели, подошла к столу и тут же пораженно замерла, едва успев выключить раздражающий приемник.</text:p>
      <text:p text:style-name="P11">За окном была пронзительная белая пустота, как будто весь город был стерт, все вокруг исчезло, кроме ее тесной и душной комнаты, перестало работать радио, погас солнечный свет. Ана даже подумала, что это страшный обман зрения после укола, какая-то непонятная избирательная слепота, однако потом она заметила капли, осевшие на внешней стороне оконном стекла.</text:p>
      <text:p text:style-name="P11">Туман.</text:p>
      <text:p text:style-name="P11">Ана несколько секунд стояла у окна, пока не смогла прийти в себя. Это было еще удивльнее штормовой грозы, в море иссушенного песка, или дождя, который в жаркий день и вовсе не долетал до земли. Она снова подумала о Ниве - видел ли он хоть раз такое. Видела ли она сама до этого дня.</text:p>
      <text:p text:style-name="P11">Ана вновь включила приемник и попыталась настроить его на какую-нибудь волну - наверняка ведь должны быть какие-нибудь передачи, новости, в которых рассказывают о том, что произошло. Она попробовала несколько знакомых станций, но те отвечали лишь тишиной или хрипом.</text:p>
      <text:p text:style-name="P11">Укол постепенно действовал, чувство слабости и легкого безразличия усиливалось, и Ана, отключив бесполезный приемник, вновь перебралась на постель.</text:p>
      <text:p text:style-name="P11">Ана с трудом поборола желание вновь ненадолго прилечь поверх одеяла. Она понимала, что, стоит ей забыться лишь на мгновение, как она проспит до самых сумерек. Почему-то ее больше всего пугало не то, что у нее вновь начнется кровотечение во сне или что она не придет на работу, никого не предупредив, а то, что туман так и не рассеется к вечеру и, проснувшись, она вновь увидит лишь пустоту за окном, как будто весь мир останется стертым, если она так и не заставит себя проснуться.</text:p>
      <text:p text:style-name="P11">Она стала одеваться, медленно, как если бы любое резкое движение вновь могло вызвать кровотечение. Ана даже решила не доставать из <text:soft-page-break/>шкафа новую одежду, а одела вчерашнюю, брошенную у постели, - мятую и до сих чуть влажную куртку, темную точно вылинявшую юбку, пропитанную запахом недавней грозы.</text:p>
      <text:p text:style-name="P11">Теперь нужно было выйти на лестничную клетку, закрыть входную дверь, выйти на улицу.</text:p>
      <text:p text:style-name="P11">Ана шла по лестнице, держась за перила, чувствуя себя как в бредовом сне, когда почти не контролируешь свои движения, и твое тело словно несет на встречу какой-то неведомой силой притяжения.</text:p>
      <text:p text:style-name="P11">На улице все еще пахло дождем. Стена соседнего здания едва проступала сквозь туман, а сонный синеватый свет, все еще горящий после минувшей ночи лишь странно усиливал ощущение гнетущей пустоты. Эстакада с горящими аварийными маячками угловато поднималась над головой, лишенная опоры из-за тонущих в белизне тумана колонн, казавшаяся странно искаженной, точно вся эта немыслимая конструкция застыла в миг падения над тающей улицей, когда время - сразу же после того, как Ана сделала себе утреннюю инъекцию - остановилось.</text:p>
      <text:p text:style-name="P12">Все с той же слепой обреченностью, не отдавая себе отчет в том, что она делает, Ана направилась к Самкаре.</text:p>
      <text:p text:style-name="P11">Ей все больше казалось, что она в действительности лишь спит, что она и не смогла пересилить слабость и головную боль и вновь провалилась в беспамятство, растянувшись на постели, едва успев проснуться - на лбу у нее влажное полотенце, над верхней губой подсыхает яркая алая кровь. А этот бессвязный кошмар, город, лишенный своих цветов и очертаний точно в отместку за разнаряженный праздник красок, который был совсем недавно - или нет, уже так давно, - эти тонущие в тумане улицы снятся ей под странным влиянием вчерашнего дождя.</text:p>
      <text:p text:style-name="P11">Ана не видела ничего дальше бурой стены ближайшего дома. Каменный тротуар с трещинами и неплотно закрытыми канализационными люками выплывал из дымки перед ее ногами. Скелеты страшных конструкций, которые прятала от глаз белесая поволока, медленно проступали по частям, начиная с как будто неправильных сторон, сначала сверху - как бы неловко повисая над туманной пеленой, - затем медленно выстраиваясь, сбивчиво, путая детали, вытягивая тонкие шаткие опоры, выступая из пустоты, чтобы превратиться в понурые строительные леса, старый слепой фонарь или пустой каркас для объявлений.</text:p>
      <text:p text:style-name="P11">Дышать становилось все труднее, в носу вновь стало покалывать, и она чувствовала, что у нее вот-вот снова пойдет кровь, однако снимать респираторную маску она не могла.</text:p>
      <text:p text:style-name="P11">Идти было тяжело. Ана как будто пыталась преодолеть неведомое сопротивление пространства, или же сам воздух из-за тумана стал плотным и отталкивал ее назад. Полы ее длинной куртки распались и откинулись <text:soft-page-break/>назад. Она не сразу поняла, что это неожиданно усилился ветер, теплый и влажный, который дул ей прямо в лицо.</text:p>
      <text:p text:style-name="P11">Улица вдалеке постепенно начинала прояснятся, показались высотные пути, рассекающие весь северный район, даже какие-то люди, уныло потерявшиеся в пустоте.</text:p>
      <text:p text:style-name="P11">Голова у Аны закружилась - как будто бы от ветра, - и она почувствовала легкий запах крови в респираторной маске. Она пересекла площадь перед Самкарой - пустынную, точно заброшенную, - поднялась на эстакаду и встала у края перрона, совсем одна.</text:p>
      <text:p text:style-name="P11">Аварийные маячки вспыхивали на путях точно так же, как и рядом с домом Аны, как бы предупреждая о том, что поезда придется ждать долго. Однако громкоговоритель на перроне станции молчал - не раздавалось привычных объявлений, сводок погоды, сумбурной музыки со сбивчивым ритмов, - и лишь когда скозь плотную дымку стали пробиваться мощные прожекторные огни, сообщил с металлическим звоном о прибытии пассажирского состава.</text:p>
      <text:p text:style-name="P11">Ветер, поднятый несущимся навстречу туману поездом, раскачал громкоговоритель, плохо укрепленный на высоком флагштоке, и тот спешно замолк, проглотив последние слова. Туманное марево впереди вздрогнуло, разошлось волнами - как облака, сквозь которые пролетает, опережая скорость звука, едва заметный глазу корабль - и перед Аной вылетел, словно материализовавшись из пустоты, длинный, с горящими тусклыми электрическим светом окнами, пассажирский состав.</text:p>
      <text:p text:style-name="P11">В вагоне было душно. И необычно просторно. Ана уже привыкла к утренней толкучке и переполненным поездам, и теперь, без гомона голосов и сумасшедшей давки, с десятками рядов незанятых мест, она даже чувствовала какое-то смутное беспокойство - как если бы перепутала направления и села на поезд, который отвезет к ее окраине города, где над анильским морем, должно быть, тоже стелется туман.</text:p>
      <text:p text:style-name="P11">Кроме Аны в вагоне было еще несколько человек - один стоял, устало повиснув на поручнях, а остальные сидели, ссутулившись, у запотевших окон - казавшихся какими-то бесплотными тенями, призраками, которые только мерещатся Ане, когда в действительности вокруг никого нет, и даже объявления из динамиков отдаются гулким эхом в зияющей пустоте вагонов.</text:p>
      <text:p text:style-name="P11">Устроившись на сидении рядом с переходом в тамбур, Ана стала беспокойно оглядываться, точно даже надеясь встретиться с кем-нибудь глазами. На нее никто не обращал внимания.</text:p>
      <text:p text:style-name="P11">Все окна в вагоне были плотно закрыты, воздух быстро становился теплым и спертым.</text:p>
      <text:p text:style-name="P11">Ана осторожно сняла респираторную маску и, стараясь не дышать, <text:soft-page-break/>вытерла платком кровь над верхней губой и на щеках. Дыхательные фильтры в маске потемнели и насквозь пропитались кровью. Ана, все еще чувствуя покалывание в ноздрях, запрокинула назад голову, подумав, что посидит так несколько секунд, задерживая дыхание, пока от нехватки воздуха не начнет кружиться голова.</text:p>
      <text:p text:style-name="P11">Ей вдруг вспомнилось, как Нив не раз настоятельно советовал ей обязательно брать с собой запасной респираторный фильтр.</text:p>
      <text:p text:style-name="P11">Послышался чей-то голос, спокойный и немного холодный. Было даже как-то странно слышать человеческую речь, пусть и на гаали, в этом пропитанном туманной сыростью вагоне.</text:p>
      <text:p text:style-name="P11">Какой-то мужчина спрашивал у Аны за спиной, как проехать на станцию с длинным непонятным названием, похожим на причудливое женское имя, давно вышедшее из мода, и ему отвечали - медлительно и неохотно, как говорит человек, едва пробудившийся ото сна.</text:p>
      <text:p text:style-name="P11">Ана вдруг пожалела о том, что все же заставила себя выйти из дома - все ее мнительные страхи скоро бы прошли, к тому же она никогда еще не ездила на работу в таком состоянии, никто бы не стал ее укорять - наверняка половина из ее коллег даже не выйдет сегодня из дома, как если бы это было плохой приметой, гулять по улице в туман.</text:p>
      <text:p text:style-name="P11">Поезд стремительно плыл в пустоту, из которой им навстречу неслись вспыхивающие красные огоньки сигнальных маяков. Путей было совсем не видно, эстакада тонула в плотном белесом паре, и у Аны возникало такое чувство, словно из-за тумана было нарушено зыбкое равновесие, тонкий механический баланс, позволявшим тяжелым пассажирским составам бесшумно скользить над электрическими путями, их поезд оторвался от путей, и какая-то неведомая сила, из-за которой перестают действовать все законы гравитации, <text:s/>поднимает их в высокое утренее небо через густые кучевые облака.</text:p>
      <text:p text:style-name="P11">Мужчина с холодным голосом все еще допытывался у неприветливого пассажира, как же попасть на свою злополучную станцию, или же они уже начали говорить о чем-то другой - Ана сидела, склонив голову к окну, чувствуя, как вновь начинает засыпать под действием укола, и не разбирала слов. Однако холодные и ровные голоса, лишенные жизни, как записанная на пленку речь, как-то необъяснимо успокаивали ее. Поезд уже не казался ей пустым - кто-то тоже ехал в центр, по каким-нибудь срочным делам, искал станции на карте транспортной сети.</text:p>
      <text:p text:style-name="P11">В вагонах на последней линии, по которой Ана доезжала почти до самого института, было уже довольно людно, голоса пассажиров звучали <text:s/>бодрее, и даже музыка из динамиков, оповещающий о прибытии на новые островки посреди тумана, стала ритмичнее и ярче.</text:p>
      <text:p text:style-name="P11">В окне постепенно проступали - точно медленно возвращаясь к <text:soft-page-break/>жизни - крашеные каменные стены, тротуары, пересекающая путь их движения эстакада, которая на мгновение мелькнула над головой, и скрылась в дымке. Бессвязные отблески, свет фонарей, отражения в стеклах складывались в очертания высоких зданий в абитинском стиле, зыбкие пугливые тени, тонущие в мареве, превращались в фигуры людей.</text:p>
      <text:p text:style-name="P12">Ана вновь чувствовала жжение в носу. Каждый вздох отдавал легким привкусом крови.</text:p>
      <text:p text:style-name="P11">Когда она уже подъезжала к институту, туман уже потерял свою плотность. Как будто это мучительное пробуждение, болезненный кошмар, забытый в тот миг, когда она открыла глаза, но оставивший после себя чувство беспричинного страха и следы крови на лице, головную боль и туман было лишь ее возвращением в действительность.</text:p>
      <text:p text:style-name="P11">В институте Ана не сразу сняла респираторную маску. В коридоре она столкнулась с Садом, который даже не нашел что сказать и уставился на Ану так, словно впервые увидел ее в респираторе.</text:p>
      <text:p text:style-name="P12">- О, - выдохнул он. - Ты как-то рано сегодня. Почти никого еще нет... Ты как себя чувствуешь? Все в порядке?</text:p>
      <text:p text:style-name="P11">Ана что-то торопливо ответила - сама удивившись тому, как звучит ее голос, неживой и бледный, как и весь этот незанявшийся день - и, не дожидаясь ответа Сада, зашагала вниз по коридору, снимая на ходу респираторную маску.</text:p>
      <text:p text:style-name="P11">Она сразу же зашла в уборную, миновав свой кабинет, и промыла лицо холодной водой, чтобы стреть следы крови. В глазах у нее на секунду потемнело, и она ухватилась за раковину, чтобы не упасть. Но без респираторной маски ей как будто сразу стало лучше, металлический запах крови больше не бил в нос, дышать было легко, даже голова больше не болела.</text:p>
      <text:p text:style-name="P11">Ана зашла к себе в кабинет и, спрятав маску в ящик стола, включила радио, надеясь услышать какие-нибудь объяснения утренней непогоды. Однако приемник тоже сбоил, как и ее домашний, точно из-за тумана перестали работать все ретрансляторы. Ана долго пыталась его настроить, но так и не нашла на мгночисленных волнах ничего, кроме надсадного шума помех.</text:p>
      <text:p text:style-name="P11">Ане все равно не хотелось выключать приемник. Она убавила громкость, оставив лишь тихое, похожее на дыхание шипение и закрыла глаза, склонив голову над столом. Ана вспомнила, как они хотели купить с Нивом новый радио-приемник - необычный, похожий на какое-то фантастическое устройство, который они как-то заприметили вместе в торговом центре. Они собирались купить его - в честь какого-нибудь праздника или же просто так, Ана уже не помнила детали, - когда Нив вернется.</text:p>
      <text:p text:style-name="P11"><text:soft-page-break/>Ана подняла голову и вновь попыталась настроить радио. Тишина, пусть даже чуть встревоженная легким фоном помех, пугала ее. Она пыталась вспомнить частоты каких-то редких диковинных станций, которые почти никогда не слушала раньше и действительно наткнулась на бледный, едва пробивающийся через ровный шум помех голос, который взволнованно предупреждал о том, что скоро вновь может начаться дождь.</text:p>
      <text:p text:style-name="P11">После обеденного перерыва туман уже почти рассеялся, и город словно бы вернулся к жизни — проносились по эстакадам поезда, люди толпились на улицах, не смотря на предупреждение о дожде, низко летали ревущие виманы, и даже радио вновь стало работать как раньше.</text:p>
      <text:p text:style-name="P11">Ана отпросилась у Сада, сославшись на плохое самочувствие, и тот был даже как будто рад ее отпустить. </text:p>
      <text:p text:style-name="P11">Однако Ана в действительности чувствовала себя куда лучше, чем утром, руки больше не тряслись, голова не болела, а кровь не шла носом уже несколько часов. </text:p>
      <text:p text:style-name="P11">Перед тем, как выйти на улицу, Ана надела свою респираторную маску и попыталась глубоко вздохнуть запахом собственной крови. Дышать так было значительно тяжелее, но Ана не поехала домой, даже для того, чтобы сменить дыхательные фильтры, а сразу направилась в торговый центр, который был неподалеку от Келивана - там, где они когда-то гуляли вместе с Нивом.</text:p>
      <text:p text:style-name="P3"/>
      <text:p text:style-name="P4">2</text:p>
      <text:p text:style-name="P4"/>
      <text:p text:style-name="P6">В здании была прозрачная крыша - выложенные в виде пирамиды стеклянные панел<text:span text:style-name="T1">и, слегка потускневшие от грязи.</text:span></text:p>
      <text:p text:style-name="P3">Ила много раз рассказывала об этом торговом центре - когда они сидели в душном буфете или отдыхали от неугомонных воспитанников в кабинете Аны, где тень от соседнего здания как-то необъяснимо спасала от духоты, стараясь заглушить радио-приемником крики из детской.</text:p>
      <text:p text:style-name="P3">Ила говорила практически обо всем, запретных или скучных тем для нее не существовало - она увлеченно обсуждала сплетни в институте, которые, как подчас подозревала Ана, выдумывала сама, утренние сводки новостей, точно была единственной, кто их слышал, директора, детей, новых педагогов, и к тому же сама постоянно забывала о том, что уже успела рассказать. Однако ее сумбурные впечатления о воскресных прогулках по огромному и пустынному торговому центру, <text:s/>как-то невольно запомнилось Ане. Похожее на храм здание со стеклянным небом, где никогда не бывает людно, очистители работают так усиленно, что поднимают сквозняк, а ночами, перед самым часом тишины, если спуститься на первый этаж, то можно увидеть через прозрачную крышу <text:soft-page-break/>звезды </text:p>
      <text:p text:style-name="P3">Именно поэтому она однажды уговорила Нива сходить сюда. Торговый центр был неподалеку от Келивана, мимо которого они проезжали, когда Нив встречал Ану после работы - всего несколько кварталов пешком по вечерней, остывающей от дневного солнцепека улицы.</text:p>
      <text:p text:style-name="P3">Они долго любовались высоким сквозным потолком. Все здание было словно открыто серому невыразительному небу, по которому уже угадывалось приближение темноты. Правда, Ана не заметила ничего особенного в работе очистителей, ей даже показалось, что внутри было немного душновато - быть может, из-за огромной шумной толпы, которая, вопреки рассказам Илы, наводняла все этажи торгового центра.</text:p>
      <text:p text:style-name="P3">Они вдоволь налюбовались магазинами, похожими на выставку ненужных вещей, зашли в кафе, но не стали задерживаться до сумерек, когда становились видны обещанные звезды, чтобы вернуться домой до начала часа тишины.</text:p>
      <text:p text:style-name="P3">Ана стояла неподалеку от входа, рядом с высокими лестницами, которые отвесными зигзагами поднимались вверх примыкая к балконам этажей. Она сняла респираторную маску и все еще держала ее в руках, точно была не уверена в том, что пришла в правильное место.</text:p>
      <text:p text:style-name="P3">Торговый центр запомнился ей совсем другим.</text:p>
      <text:p text:style-name="P6"><text:span text:style-name="T1">Без деловитой суматохи в магазинах, толкучки на лестницах все вокруг казалось заброшенным и неживым, как если бы объявили противовоздушную тревогу, которую Ана умудрилась пропустить. За стеклянным потолком были лишь</text:span> темно-серы<text:span text:style-name="T1">е</text:span>, почти черны<text:span text:style-name="T1">е</text:span> туч<text:span text:style-name="T1">и</text:span>, которые уносил куда-то сильный штормовой ветер.</text:p>
      <text:p text:style-name="P3">По радио предупреждали о том, что снова может пойти дождь и, наверное, именно поэтому в торговом центре было и правда безлюдно - прямо как в давних рассказах Илы.</text:p>
      <text:p text:style-name="P6">Ана долго стояла посреди зала, подняв голову, глядя как растворяются в воде пасмурные облака, и ей начинало казаться, что все небо над каменными сводами этого похожего на колодец здания сделано из стекла.</text:p>
      <text:p text:style-name="P3">Наконец она стала подниматься по лестнице. Нужный ей магазины - те, в которых продавалась радио-техника - были, насколько она помнила, на одном из последних этажей.</text:p>
      <text:p text:style-name="P6">Ана проходила мимо витрин, за которыми стояли манекены в нелепых манерных позах, в вычурных одеждах, которые никто никогда не носил. </text:p>
      <text:p text:style-name="P6">Выставленные на обозрение ненужные товары пылились за стеклом. Коммутаторы из какого-то раздражающе блестящего металла, похожие на <text:soft-page-break/>страшные механические экспонаты, по ошибке привезенные сюда из музея современных искусств, аккуратные радио-приемники в корпусах с отделкой под <text:span text:style-name="T1">невиданное </text:span>дерево, бижутерия неестественных цветов, <text:span text:style-name="T1">винный отдел со стелажами алкогольных напитков</text:span>, разной степени крепости, в бутылка<text:span text:style-name="T1">х</text:span> из темного стекла.</text:p>
      <text:p text:style-name="P3">Ана никуда не торопилась. У нее было еще много часов до того, как начнет темнеть. Она могла бы даже задержаться здесь до самой темноты, чтобы увидеть обещанные звезды</text:p>
      <text:p text:style-name="P6">Ана нашла небольшое уютное кафе - на шестом, хотя это не имело никакого значения, этаже - и, заказав себе только напиток, присела за свободный столик. Даже в кафе, кроме нее, было лишь несколько человек - мужчина средних лет в помятой одежде, который пил, <text:span text:style-name="T1">должно быть,</text:span> <text:span text:style-name="T1">остывающий чай, </text:span>семейная пара с ребенком лет десяти, понурым и тихим, словно обиженным на что-то, молодой парень, заказавший себе обильный ужин, а может, и запоздалый обед.</text:p>
      <text:p text:style-name="P6">Люди, которые встречались Ане, были медлительны и спокойны, они неторопливо делали покупки, негромко разговаривали друг с другом, заказывали напитки в кафе. </text:p>
      <text:p text:style-name="P6">Все было слишком обычно, и оттого казалось Ане таким нереальным.<text:span text:style-name="T1"> Ветер за стеклом гнал по небу пасмурные облака. Ана запрокинула голову назад - как утром, в поезде, когда боялась, что у нее снова может пойти носом кровь - и закрыла глаза, но почему-то сразу же почувствовала неприятное обморочное головокружение и склонилась над столом, массируя пальцами виски.</text:span></text:p>
      <text:p text:style-name="P6">Мужчина в мятой одежде <text:span text:style-name="T1">допил</text:span> последним жадным глотком свой <text:span text:style-name="T1">чай</text:span> и заказал еще чашку. Ана подумала, что он будет <text:span text:style-name="T1">сидеть здесь</text:span>, пока не <text:span text:style-name="T1">наступят сумерки</text:span>.</text:p>
      <text:p text:style-name="P3">В кафе появились новые посетители - Ана уже не присматривалась. Молодая пара с недовольным ребенком ушла, и за их столик сели другие. Послышался чей-то невыразительный голос, затем потолочные динамики разразились бодрым объявлением, которое, скорее, могло быть отпугнуть, чем привлечь в магазины людей.</text:p>
      <text:p text:style-name="P3">Ане вдруг вспомнилось, что она была здесь вместе с Нивом вскоре после очередного посещения врача, который, вопреки всем заветам медицинской вежливости, развел руками в ответ на ее жалобы об ухудшающемся самочувствии и даже сказал, что - Ана не запомнила точных слов, - несмотря на постоянные работы в данном направлении и бесспорные прогресс последних лет, они по-прежнему могут лишь продлить... но, увы, никак не вылечить, а все эти препараты, которые Ана каждое утро колит себе в вену, лишь временное и, увы, пока еще недостаточно эффективное средство.</text:p>
      <text:p text:style-name="P3"><text:soft-page-break/>Ана поморщилась и стала чаще дышать. </text:p>
      <text:p text:style-name="P3">Через динамики у потолка начала играть шумная музыка, Ана вздрогнула и случайно опрокинула свой стакан. Стакан упал на пол, расплескав остатки напитка, но не разбился. Ана наклонилась, чтобы поднять его, взглянув на соседние столы, но никто даже не обратил на нее внимания.</text:p>
      <text:p text:style-name="P6"><text:span text:style-name="T1">Однако с тех пор прошло уже много времени, но она все еще дышит сама, пусть и через респираторную маску, ходит каждый день на работу, пьет макаранду в кафе. Д</text:span>аже у нее <text:span text:style-name="T1">и </text:span>осталось совсем немного времени, как говорят врачи, <text:span text:style-name="T1">которые повторяли это и десять лет назад</text:span>. <text:span text:style-name="T1">Даже если и так. </text:span>Все это время принадлежит ей. К тому же врачи постоянно ошибаются. Они просто не могут знать.</text:p>
      <text:p text:style-name="P6"><text:span text:style-name="T1">Музыка резко оборвалась, и все динамики замолки, точно кто-то по ошибке поставил неправильную запись. Теперь </text:span>не слышно было даже навязчивых объявлений, <text:span text:style-name="T1">на какие-то мгновения вокруг воцарилась тишина, но потом Ана вновь услышала разговоры за спиной, скрип стула, позвякивание посуды.</text:span></text:p>
      <text:p text:style-name="P6">Люди проходили мимо Аны, спускались по лестницам вниз - с таким видом, словно они просто устали от бесцельных блужданий по торговому центру, сделали все покупки и теперь возвращаются домой.</text:p>
      <text:p text:style-name="P6"><text:span text:style-name="T1">В</text:span>се они исчезали как тени. Ане казалось, что торговый центр <text:span text:style-name="T1">совсем </text:span>пустеет, что скоро она останется здесь совсем одна.</text:p>
      <text:p text:style-name="P6">Ана подумала - а дождется ли она <text:span text:style-name="T1">и правда </text:span>того часа, когда тучи растаят в синем свете вечерних огней, небо станет ослепительно черным, каким не бывает никогда, и она действительно сможет увидеть звезды, спустившись на первый этаж.</text:p>
      <text:p text:style-name="P11">Ана неосознанно поднесла стакан к губам, но тот был пуст, весь напиток разлился. Мужчина в мятой одежде тем временем заказывал третью чашку.</text:p>
      <text:p text:style-name="P11">Ана встала из-за столика, аккуратно отодвинув стул, стараясь не шуметь, чтобы на нее по-прежнему никто не обращал внимания, и вышла из кафе. На секунду ей показалось, что небо над головой стало совсем темным, как в сумерки.</text:p>
      <text:p text:style-name="P11">Ана спутилась на этаж ниже, где было множество магазинчиком, странные хромированные механизмы, манекены в вызывающих платьях, которых забыли переодеть после отшумевшего праздника.</text:p>
      <text:p text:style-name="P11">Ана шла по торговому ряду. Ароматы, радио-приборы, украшения, даже экраны для вычислительных машин. </text:p>
      <text:p text:style-name="P11">Резкие бесцеремонные запахи били ей в нос. Сотни смешавшихся ароматов, почему-то отдающих кровью, легкий привкус шара, таявший в воздухе, знакомое зловоние лекарств.</text:p>
      <text:p text:style-name="P11"><text:soft-page-break/>Громкая связь по-прежнему не работало. Динамики тускло поскрипывали, силясь выдохнуть какое-то объявление, которое оборачивалось лишь шумом помех.</text:p>
      <text:p text:style-name="P11">Ана остановилась у витрины с массивным отделанным под металл радио-приемником - несколько непонятных регуляторов разного размера, широкий экран с тонким графиком частот, огромный динамик, - <text:s/>который так никто и не купил.</text:p>
      <text:p text:style-name="P11">Ана зашла в магазин. </text:p>
      <text:p text:style-name="P11">Она просто обычная покупательница. У нее легкое раздражение кожи на лице. </text:p>
      <text:p text:style-name="P11">Но продавец был занят разговором с другим посетителем и даже не смотрел на Ану. </text:p>
      <text:p text:style-name="P11">Ана встала у прилавка, ожидая своей очереди. Круглые часы на стене показывали приближение вечера.</text:p>
      <text:p text:style-name="P11">Мужчина, говоривший с продавцом, ушел, недовольный, видимо, так и не добившийся желаемого, и Ана неуверенно подошла к прилавку.</text:p>
      <text:p text:style-name="P6">- Извините... - начала <text:span text:style-name="T1">она</text:span>.</text:p>
      <text:p text:style-name="P6">- Да? - Продавец поднял на нее глаза.</text:p>
      <text:p text:style-name="P6"><text:span text:style-name="T1">- </text:span>Извините, но я давно... - Ана повернулась, указывая рукой на витрину. - Я хотела вас спросить, а <text:span text:style-name="T1">сколько стоит этот приемник</text:span>? <text:span text:style-name="T1">Тот, который</text:span>...</text:p>
      <text:p text:style-name="P6">- О! - оживился продавец.</text:p>
      <text:p text:style-name="P6">Это был среднего роста мужчина со слегка опухшим лицом. Он торопливо вышел из-за прилавка и направился к витрине.</text:p>
      <text:p text:style-name="P6">- Это совершенно особенная модель, - продолжил он. - Думаю, что не ошибусь, если даже скажу, что уникальная.</text:p>
      <text:p text:style-name="P6">Мужчина покачивал вытянутой ладонью, словно касаясь чего-то невидимого перед собой, но витрину не открывал.</text:p>
      <text:p text:style-name="P6">- Она сделана в точном соответствии с... <text:span text:style-name="T1">профессиональными моделям, - сказал он. - Ну знаете...</text:span> <text:span text:style-name="T1">те, которые используют... </text:span>Лишь немного меньше в размерах. <text:span text:style-name="T1">Принимает значительно больше частот, и сигнал всегда очень четкий.</text:span></text:p>
      <text:p text:style-name="P3">- У меня как раз последнее время очень плохо работает радио, - сказала Ана. - А сколько он...</text:p>
      <text:p text:style-name="P6"><text:span text:style-name="T1">- С этим приемником вообще не будет никаких проблем. В этом отношении это лучше, что я мог бы вам предложить. Кстати, у</text:span> нас, - мужчина резко качнул рукой, как бы отбрасывая что-то в сторону, - осталось всего лишь два... а может быть, даже и один... Надо проверить.</text:p>
      <text:p text:style-name="P6">Он заспешил к прилавку.</text:p>
      <text:p text:style-name="P6">Ана думала, спросить ли его снова, <text:span text:style-name="T1">сколько стоит этот приемник</text:span>. Мужчина так и не удосужился ей объяснить.</text:p>
      <text:p text:style-name="P6"><text:soft-page-break/>- Два! - сказал он, сверившись с записями. - Но, думаю, они недолго здесь задержатся.</text:p>
      <text:p text:style-name="P6">- <text:span text:style-name="T1">И сколько</text:span>... - начала Ана.</text:p>
      <text:p text:style-name="P11">- Более того! - перебил ее мужчина, неуклюже протискиваясь в узкий проем между прилавками. - Он будет служить практически вечно. С ним ничего не может произойти! А если даже и прозойдет, то производитель гарантирует вам бесплатный ремонт в течение...</text:p>
      <text:p text:style-name="P11">Ана молчала, подумав вдруг о том, как понесет приемник домой.</text:p>
      <text:p text:style-name="P6">- Ну что? Ну как? - Мужчина выжидающе уставился на Ану.</text:p>
      <text:p text:style-name="P6">- Я не знаю. Мне надо... - сказала Ана.</text:p>
      <text:p text:style-name="P11">- Уверен, - мужчина вновь взмахнул рукой, рассекая воздух ребром ладони, - уверен, что вам хочется посмотреть на него поближе. Так ведь? - Он улыбнулся и шутливо пригрозил Ане пальцем. - Я ведь вижу...</text:p>
      <text:p text:style-name="P6">- Да, пожалуй, - сказала Ана.</text:p>
      <text:p text:style-name="P11">- Сейчас... - Продавец стал хлопать себя по карманам, слишком демонстративно, чтобы что-то и вправду искать. - Я, видимо, оставил там ключи. Секундочку! - сказал он громче и вернулся к прилавку.</text:p>
      <text:p text:style-name="P11">Продавец быстро вернулся и, вытащив приемник с витрины, поставил его на прилавок.</text:p>
      <text:p text:style-name="P11">- А мы сможем его подключить? - спросила Ана.</text:p>
      <text:p text:style-name="P11">- Конечно! - Мужчина вытащил покачал торчащим из приемника проводом и согнулся под прилавком. - Тут у нас радио-сеть...</text:p>
      <text:p text:style-name="P11">Длинный экран с пометками частот засветился, и радио знакомо зашипело.</text:p>
      <text:p text:style-name="P11">- Так, сейчас... - проговорил продавец.</text:p>
      <text:p text:style-name="P11">Он покрутил ручку регулятора частоты, помехи пропали, и заиграла чистая медлительная музыка - так естественно и ярко, словно играли где-то неподалеку.</text:p>
      <text:p text:style-name="P11">- И сколько он стоит? - спросила Ана.</text:p>
      <text:p text:style-name="P11">Приемник оказался даже тяжелее, чем думала Ана, и ей приходилось несколько раз останавливаться по пути к станции, чтобы отдохнуть и взять коробку другой рукой.</text:p>
      <text:p text:style-name="P11">Добравшись, наконец, до Келивана, она уже задыхалась от усталости. Фильтры в респираторной маске словно бы совсем не пропускали воздух, по лицу ее стекал пот.</text:p>
      <text:p text:style-name="P11">В поезде Ана так и не нашла свободное место - был вечер, все возвращались с работы, - а на Самкаре она некоторое время стояла на перроне, глядя на прибывающие поезда, думая попросить кого-нибудь помочь ей донести премник до дома, но так и не решилась.</text:p>
      <text:p text:style-name="P11">Когда Ана с многочисленными остановками донесла приемник до дома, то уже начинало смеркаться, и она чувствовала себя так, словно не <text:soft-page-break/>спала несколько дней подряд.</text:p>
      <text:p text:style-name="P11">Дышать без респираторной маски было легче, но Ана все равно сделал себе укол и заменила в маске дыхательные фильтры, побоявшись, что забудет сделать это утром, и опять весь день будет дышать запахом собственной крови, и только после этого стала распаковывать приемник.</text:p>
      <text:p text:style-name="P11"/>
      <text:p text:style-name="P13">3</text:p>
      <text:p text:style-name="P13"/>
      <text:p text:style-name="P11">Приемник был сделан из материала, напоминающего авиационную сталь, и смотрелся как-то отчужденно в блеклой сумеречной комнате, где все остальные вещи разменяли уже не первый год жизни. </text:p>
      <text:p text:style-name="P11">Ана убрала старое радио под стол и несколько раз передвигала с новый приемник, то прижимая его к стенке, то, напротив, подвигая к краю стола, однако ей все время что-то не нравилось, как будто этому странному даже чуть пугающему устройству на ее столе не было места.</text:p>
      <text:p text:style-name="P11">Ана даже не сразу решилась его подключить, сомневаясь, что ей сейчас, сразу после укола, стоит слушать радио.</text:p>
      <text:p text:style-name="P11">У нового приемника было несколько регуляторов частоты, Ана поначалу перепутала их с громкостью, и первый же канал, который она настроила по памяти, отозвался сокрушительным гвалтом, похожим то ли на тяжелую ритмичную музыку, то ли запись кананоды праздничного салюта, от которой было несложно потерять слух.</text:p>
      <text:p text:style-name="P11">Ана попыталась настроить радио на те станции, которые перестал ловить ее старый приемник, однако регуляторы казались ей то слишком неточными, то, напротив, черезчур чувствительными, а читать пухлую инструкцию в такой час ей не хотелось. Как и включать свет, от которого, как она была уверена, у нее наверняка заболели бы глаза.</text:p>
      <text:p text:style-name="P11">По некоторым частотам звук едва слышался - передача была чистой, без помех, однако голоса казались сдавленными потускневшими, по другим же, особенно если играла музыка или раздавался скрип помех, громкость зашкаливала как у громкоговорителей на станции. <text:s/>Ана даже начала думать, что продавец обманул ее и в действительности приемник попросту неисправен.</text:p>
      <text:p text:style-name="P11">В конце концов Ана решила, что в таком состоянии она все равно не сможет ничего найти и оставила приемник на знакомой частоте, по которой передавали сводки новостей - каждые вечер и утро, - чтобы привычная бодрая мелодия и голос ведущего разбудили ее завтра.</text:p>
      <text:p text:style-name="P12">Однако идти спать ей не хотелось.</text:p>
      <text:p text:style-name="P3">Ана слушала передачу, скучный повтор новостей, которые она уже обсуждала утром с Илой, медленно засыпая за столом. Ана даже не сняла верхнюю одежду, от которой пахло влагой, точно она снова попала под <text:soft-page-break/>дождь.</text:p>
      <text:p text:style-name="P3">Респираторная маска была пренебрежительно брошена на постель. Ана чувствовала болезненную слабость во всем теле, ей тяжело было даже просто поднять руку, чтобы смахнуть упавшую прядь со лба. Голова начинала болеть из-за спертого воздуха и раздражающего гула, который издавал бесполезный очиститель.</text:p>
      <text:p text:style-name="P6">Ана была почему-то уверена в том, что по радио должны сообщить о чем-то очень важном, что ей непременно нужно узнать, что она обязательно должна услышать, пусть даже ей и хочется спать. Но диктор упрямо продолжал говорить о дожде:</text:p>
      <text:p text:style-name="P6">- ...были уверены, что фронт пройдет мимо, но...</text:p>
      <text:p text:style-name="P6">За окном начинали загораться синие фонари.</text:p>
      <text:p text:style-name="P6">- ...изменится течение ветра...</text:p>
      <text:p text:style-name="P6">Очиститель воздуха натруженно гудел, но в комнате все равно было душно. </text:p>
      <text:p text:style-name="P6">- ...рекордный уровень осадков за последние сто лет...</text:p>
      <text:p text:style-name="P6">Ане захотелось открыть окно. Ведущий программы новостей продолжал:</text:p>
      <text:p text:style-name="P3">- Сейчас же весь город, вплоть до песков, занятут туманом. По оценкам наших... это самый сильный туман за последние...</text:p>
      <text:p text:style-name="P3">Ана положила руки на стол и опустила на них голову.</text:p>
      <text:p text:style-name="P11">- ...предупреждает, что вечером также возможны осадки. В связи с чем настоятельно рекомендуется...</text:p>
      <text:p text:style-name="P11">Ане показалось, что за окном шумит дождь, однако это всего лишь шелестел очиститель воздуха. В комнату упали мягкие синие тени - на улице начинали зажигать ночные фонари.</text:p>
      <text:p text:style-name="P11">Ей вдруг вспомнилась радио-станция из записки Нива, которую она никак не могла настроить на своем старое приемнике, скрипевшем и скрежетавшем, когда она пыталась выставить нужное положение значение частоты.</text:p>
      <text:p text:style-name="P11">Ана подняла голову и, убавив громкость, стала осторожно поворачивать ручку регулятора частоты. Приемник зашипел, потом сконфуженно замолк и наконец, когда Ана выставила точные значения частоты с помощью второго регулятора, выдохнул едва слышный сдавленный голос, вздрагивавший и сливавшийся с тишиной.</text:p>
      <text:p text:style-name="P11">Ана прибавила громкость.</text:p>
      <text:p text:style-name="P11">- ...начинается завершающая стадия подготовки к полету, - гордо объявил ведущий. - Теперь в течение нескольких недель ежедневно будут проводиться то, что в центре называют подготовочным запуском. Взлет состоится из южных доков, и это, видимо, говорит о том, что руководство полета не верит в приметы. И хотя вход на территорию доков закрыт, все <text:soft-page-break/>желающие, тем не менее, смогут наблюдать за своеобразными репетициями взлета снаружи. Нам сообщили, что весь персонал будет каждый вечер отрабатывать те действия, которые им придется совершать в день взлюта, включая включая многочисленные ситуации, вплоть до экстренных, которые могут возникнуть при старте. Это явно показывает, что центр решительно не намерен повторять прежние ошибки.</text:p>
      <text:p text:style-name="P11">Ана пораженно уставилась на приемник. Она не могла поверить тому, что слышит. Казалось, что ее новый приемник умел принимать радио-волны из прошлого.</text:p>
      <text:p text:style-name="P11">- Программа полета осталась неизменной. По оценкам аналитиков в течение ближайших пятидесяти лет с кораблем будет поддерживать прямая связь через спутник на орбите. В будущем однако планируется поднять на орбиту спутник с более мощной антенной, проект которого уже находится в разработке, и это позволит продлить время, когда Вимауна будет оставаться на связи.</text:p>
      <text:p text:style-name="P11">Ана все еще остолбенело смотрела на приемник.</text:p>
      <text:p text:style-name="P11">- Корабль будет не только передавать на Дёзу данные, но также и выступать в виде своеобразного послания от нашей планеты другим цивилизациям. И хотя шанс, что на своем пути Вимауна действительно столкнется с кораблями других цивилизаций не очень велик, немалое внимание уделяется и этой части миссии.</text:p>
      <text:p text:style-name="P11">Ана включила в комнате свет, словно надеясь, что электрические лампы заставят сгинуть эту навязчивую иллюзию, странный побочный эффект внеурочного укола, радио замолкнет, а то и вовсе превратится в ее старый потрепанный приемник, однако ведущий невозмутимо продолжал:</text:p>
      <text:p text:style-name="P11">- На корабль будет погружен специальный контейнер, содержащий множество вещей, которые помогли бы представителям других цивилизаций составить представление о нашей культуре. Там будет таблички с алфавитом на двух языках, а также основными правилами грамматики, описание устройства двигателей Вимауны, стихи на гаали, а также записи наиболее известных музыкальных произведений. Записи, чтобы избежать губительное воздействие космических излучений, сделаны на специальных дисках из практически вечного металлического сплава, на которые, по особой технологии, нанесены круговые рельефные дорожки. Из можно воспроизводить с помощью несложного устройства, также помещенного в контейнер. При движении по этим дорожкам тонкой иглы создаются звуковые колебания, которые и складываются в музыку. По заверениям разработавших эту технологию ученых качество звучания в таком случае не уступает записи на магнитную пленку.</text:p>
      <text:p text:style-name="P11">Ана чуть повернула ручку регулятора, и голос ведущего разошелся помехами. Она вновь настроила радио на ту же частоту, послышалась <text:soft-page-break/>какая-то нечеткая музыка, Ана даже обрадовалась, но затем вновь затараторил ведущий:</text:p>
      <text:p text:style-name="P11">- Также было решено включить в послание и своеобразную карту Дёзы - вернее анильского моря и близлежащих за ним песков, чтобы те, кто обнаружит Вимауну, могли узщнать побольше о климате и жизни на нашей планете. Послание будет включать несколько слепков с одной и той же местности, по которым можно проследить движение песков. Что характерно, карта рельфа записана по той же технологии, что и музыкальные композиции, и ее можно будет тоже прослушивать как музыку.</text:p>
      <text:p text:style-name="P11">Ана уже собиралась и вовсе выключить радио - даже решила, что завтра обязательно отнесет его обратно, ведь оно не должно принимать передачи, посланные десятки лет назад, - когда ведущий наконец произнес:</text:p>
      <text:p text:style-name="P11">- Корабль, напомним, был назван Двита Вимауна и имеет немало общего в устройстве с первой Вимауной, полет которой двенадцать лет закончился катастрофой. Однако в этой раз все системы корабля полностью переработаны, и ситуация, которая привела к крушению первой Вимауны, в принципе невозможна. Поэтому в центре не сомневаются в успехе второго полета. Однако точная дата взлета пока не названа - неизвестно держат ли ее в тайне или точные сроки действительно еще не установлены.</text:p>
      <text:p text:style-name="P11">Передача закончилась, послышалась ритмичная мелодия, постепенно спадающая в тишины, а за ней три монотонных сигнала, извещающих о конце радио-эфира - была уже глубокая ночь.</text:p>
      <text:p text:style-name="P11">Ана легла спать, стараясь не думать об услышанном - уже слишком поздно да и у нее слегка кружится голова после укола, а от яркого электрического света разболелись глаза, - и ей приснился сон о космическом корабле, который в огненном зареве взлетает над пустыней, почти скрывается в темно-сером безвидном небе, а затем начинает падать в пески.</text:p>
      <text:p text:style-name="P3"/>
      <text:p text:style-name="P3"/>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206H59M03S</meta:editing-duration>
    <meta:editing-cycles>324</meta:editing-cycles>
    <meta:generator>OpenOffice.org/3.1$Win32 OpenOffice.org_project/310m11$Build-9399</meta:generator>
    <dc:date>2010-02-11T14:34:35.18</dc:date>
    <dc:creator>Василий Воронков</dc:creator>
    <meta:document-statistic meta:table-count="0" meta:image-count="0" meta:object-count="0" meta:page-count="16" meta:paragraph-count="171" meta:word-count="5602" meta:character-count="36999"/>
    <meta:user-defined meta:name="Info 1"/>
    <meta:user-defined meta:name="Info 2"/>
    <meta:user-defined meta:name="Info 3"/>
    <meta:user-defined meta:name="Info 4"/>
  </office:meta>
</office:document-meta>
</file>